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35cm" fo:min-width="0.3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35cm" fo:min-width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7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798cm" fo:min-width="2.748cm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72cm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0.278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6cm" svg:x="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6cm" svg:x="2.4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6cm" svg:x="2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6cm" svg:x="3.7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6cm" svg:x="4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6cm" svg:x="3.7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6cm" svg:x="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6cm" svg:x="2.4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6cm" svg:x="2cm" svg:y="5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74cm" svg:height="0.962cm" svg:x="1.2cm" svg:y="6.2cm">
          <draw:text-box>
            <text:p>labeled samples</text:p>
          </draw:text-box>
        </draw:frame>
        <draw:line draw:style-name="gr5" draw:text-style-name="P5" draw:layer="layout" svg:x1="5.6cm" svg:y1="4.1cm" svg:x2="7.3cm" svg:y2="4.1cm">
          <text:p/>
        </draw:line>
        <draw:frame draw:style-name="gr6" draw:text-style-name="P4" draw:layer="layout" svg:width="3.389cm" svg:height="1.673cm" svg:x="7.5cm" svg:y="3.2cm">
          <draw:text-box>
            <text:p>Descriptor</text:p>
            <text:p>Learning</text:p>
          </draw:text-box>
        </draw:frame>
        <draw:custom-shape draw:style-name="gr7" draw:text-style-name="P6" draw:layer="layout" svg:width="3.3cm" svg:height="2.1cm" svg:x="7.5cm" svg:y="3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8cm" svg:y1="4cm" svg:x2="12.1cm" svg:y2="4cm">
          <text:p/>
        </draw:line>
        <draw:line draw:style-name="gr5" draw:text-style-name="P5" draw:layer="layout" svg:x1="13.6cm" svg:y1="4.1cm" svg:x2="16.2cm" svg:y2="4.1cm">
          <text:p/>
        </draw:line>
        <draw:line draw:style-name="gr5" draw:text-style-name="P5" draw:layer="layout" svg:x1="13.6cm" svg:y1="4.1cm" svg:x2="12.3cm" svg:y2="5.7cm">
          <text:p/>
        </draw:line>
        <draw:line draw:style-name="gr5" draw:text-style-name="P5" draw:layer="layout" svg:x1="13.6cm" svg:y1="4.1cm" svg:x2="13.6cm" svg:y2="1.9cm">
          <text:p/>
        </draw:line>
        <draw:custom-shape draw:style-name="gr8" draw:text-style-name="P1" draw:layer="layout" svg:width="0.4cm" svg:height="0.4cm" svg:x="1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12.8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13.002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14.3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14.602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14.803cm" svg:y="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4.1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4.4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4cm" svg:height="0.4cm" svg:x="14.604cm" svg:y="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4.342cm" svg:height="0.962cm" svg:x="12.3cm" svg:y="6.2cm">
          <draw:text-box>
            <text:p>feature space</text:p>
          </draw:text-box>
        </draw:frame>
        <draw:line draw:style-name="gr5" draw:text-style-name="P5" draw:layer="layout" svg:x1="9.1cm" svg:y1="5.1cm" svg:x2="9.1cm" svg:y2="6.4cm">
          <text:p/>
        </draw:line>
        <draw:frame draw:style-name="gr12" draw:text-style-name="P4" draw:layer="layout" svg:width="4.972cm" svg:height="1.673cm" svg:x="6.6cm" svg:y="6.5cm">
          <draw:text-box>
            <text:p>characterization</text:p>
            <text:p>algorithm</text:p>
          </draw:text-box>
        </draw:frame>
        <draw:custom-shape draw:style-name="gr13" draw:text-style-name="P1" draw:layer="layout" svg:width="1.1cm" svg:height="1cm" svg:x="2.9cm" svg:y="8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5" draw:layer="layout" svg:x1="3.5cm" svg:y1="8.1cm" svg:x2="3.5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0:48:04.940432076</meta:creation-date>
    <dc:date>2017-08-07T18:02:28.529316383</dc:date>
    <meta:editing-duration>PT17M2S</meta:editing-duration>
    <meta:editing-cycles>4</meta:editing-cycles>
    <meta:generator>LibreOffice/5.1.6.2$Linux_X86_64 LibreOffice_project/10m0$Build-2</meta:generator>
    <meta:document-statistic meta:object-count="31"/>
  </office:meta>
</office:document-meta>
</file>